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6.912cm" fo:margin-left="0.095cm" table:align="left"/>
    </style:style>
    <style:style style:name="Tabelle3.A" style:family="table-column">
      <style:table-column-properties style:column-width="1.249cm"/>
    </style:style>
    <style:style style:name="Tabelle3.B" style:family="table-column">
      <style:table-column-properties style:column-width="3.133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F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99a6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a5e03" officeooo:paragraph-rsid="007a5e0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d918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8d65b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8f7bc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692fe" officeooo:paragraph-rsid="008692f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692fe" officeooo:paragraph-rsid="008b4ee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98d71" officeooo:paragraph-rsid="00898d7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b4eed" officeooo:paragraph-rsid="008b4ee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c80c" officeooo:paragraph-rsid="008b4ee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b8f89" officeooo:paragraph-rsid="008b8f8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b8f89" officeooo:paragraph-rsid="008d65b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d65b6" officeooo:paragraph-rsid="008d65b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8d65b6" officeooo:paragraph-rsid="008d65b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61b58f" officeooo:paragraph-rsid="008d65b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8d65b6" officeooo:paragraph-rsid="008d65b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a5e03" officeooo:paragraph-rsid="007a5e03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898d71" officeooo:paragraph-rsid="00898d7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8b8f89" officeooo:paragraph-rsid="008b8f89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8f7bc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8b4eed" officeooo:paragraph-rsid="007d918a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8b4eed" officeooo:paragraph-rsid="008b4eed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bd9c6" officeooo:paragraph-rsid="007d918a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bd9c6" officeooo:paragraph-rsid="008b4eed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8d65b6" officeooo:paragraph-rsid="008d65b6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8d65b6" officeooo:paragraph-rsid="008ede01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7bd9c6" officeooo:paragraph-rsid="007d918a" style:font-size-asian="9.60000038146973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8d65b6" officeooo:paragraph-rsid="008d65b6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8d65b6" officeooo:paragraph-rsid="008ede01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3fa25e" officeooo:paragraph-rsid="008d65b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910905" officeooo:paragraph-rsid="00910905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8745"/>
    </style:style>
    <style:style style:name="T2" style:family="text">
      <style:text-properties officeooo:rsid="00898d71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1b82b"/>
    </style:style>
    <style:style style:name="T6" style:family="text">
      <style:text-properties officeooo:rsid="008219cc"/>
    </style:style>
    <style:style style:name="T7" style:family="text">
      <style:text-properties officeooo:rsid="008443f8"/>
    </style:style>
    <style:style style:name="T8" style:family="text">
      <style:text-properties officeooo:rsid="00887148"/>
    </style:style>
    <style:style style:name="T9" style:family="text">
      <style:text-properties officeooo:rsid="008b4eed"/>
    </style:style>
    <style:style style:name="T10" style:family="text">
      <style:text-properties officeooo:rsid="007a5e03"/>
    </style:style>
    <style:style style:name="T11" style:family="text">
      <style:text-properties officeooo:rsid="008ede01"/>
    </style:style>
    <style:style style:name="T12" style:family="text">
      <style:text-properties officeooo:rsid="00840c47"/>
    </style:style>
    <style:style style:name="T13" style:family="text">
      <style:text-properties officeooo:rsid="008f7bc6"/>
    </style:style>
    <style:style style:name="T14" style:family="text">
      <style:text-properties officeooo:rsid="00910905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ufgabe 1</text:p>
      <text:p text:style-name="P11"/>
      <text:p text:style-name="P12">Wähle den ersten Kontakt von aListe aus.</text:p>
      <text:p text:style-name="P12">Wiederhole, solange ein Kontakt von aListe ausgewählt ist:</text:p>
      <text:p text:style-name="P12"><text:tab/>falls der zu löschende Nachname dem Namen des ausgewählten Kontakts entspricht,</text:p>
      <text:p text:style-name="P12"><text:tab/><text:tab/>entferne den ausgewählten Kontakt aus aListe</text:p>
      <text:p text:style-name="P12"><text:tab/><text:tab/>breche die Methode ab und gib true zurück</text:p>
      <text:p text:style-name="P12"><text:tab/>wähle den nächsten Kontakt von aListe aus.</text:p>
      <text:p text:style-name="P4"/>
      <text:p text:style-name="P20">Aufgabe 2</text:p>
      <text:p text:style-name="P5"/>
      <text:p text:style-name="P12"><text:span text:style-name="T10">a</text:span>)</text:p>
      <text:p text:style-name="P9">Wähle d<text:span text:style-name="T9">en</text:span> erste<text:span text:style-name="T9">n Kontakt von aListe</text:span> aus.</text:p>
      <text:p text:style-name="P9">Wiederhole, solange ein <text:span text:style-name="T9">Kontakt von aListe</text:span> ausgewählt ist:</text:p>
      <text:p text:style-name="P9"><text:tab/>Falls der Nachname des einzufügenden Kontakts alphabetisch vor <text:line-break/><text:tab/>dem Nachnamen des ausgewählten Kontakts liegt:</text:p>
      <text:p text:style-name="P9"><text:tab/><text:tab/>Füge den Kontakt in <text:span text:style-name="T9">aListe</text:span> ein.</text:p>
      <text:p text:style-name="P9"><text:tab/><text:tab/>Breche die Schleife ab.</text:p>
      <text:p text:style-name="P9"><text:tab/>Wähle das nächste Element <text:span text:style-name="T9">von aListe</text:span> aus.</text:p>
      <text:p text:style-name="P9">Falls kein Element <text:span text:style-name="T9">von aListe</text:span> ausgewählt ist:</text:p>
      <text:p text:style-name="P9"><text:tab/>Füge den Kontakt am Ende der Liste ein.</text:p>
      <text:p text:style-name="P9"/>
      <text:p text:style-name="P30">public void einfügen<text:span text:style-name="T9">Alph</text:span>(Kontakt pk)</text:p>
      <text:p text:style-name="P26">{</text:p>
      <text:p text:style-name="P26"><text:s text:c="3"/>Kontakt kAkt;</text:p>
      <text:p text:style-name="P26"><text:s text:c="3"/>aListe.toFirst();</text:p>
      <text:p text:style-name="P26"><text:s text:c="3"/>while (aListe.hasAccess())</text:p>
      <text:p text:style-name="P26"><text:s text:c="3"/>{</text:p>
      <text:p text:style-name="P26"><text:s text:c="6"/>kAkt = aListe.getContent();</text:p>
      <text:p text:style-name="P26"><text:s text:c="6"/>if (pk.getNachname().compareTo(kAkt.getNachname()) &lt; 0)</text:p>
      <text:p text:style-name="P26"><text:s text:c="6"/>{</text:p>
      <text:p text:style-name="P26"><text:s text:c="9"/>aListe.insert(pk);</text:p>
      <text:p text:style-name="P26"><text:s text:c="9"/><text:span text:style-name="T8">break</text:span>;</text:p>
      <text:p text:style-name="P26"><text:s text:c="6"/>}</text:p>
      <text:p text:style-name="P26"><text:s text:c="6"/>aListe.next();</text:p>
      <text:p text:style-name="P26"><text:s text:c="3"/>}</text:p>
      <text:p text:style-name="P26"><text:s text:c="3"/><text:span text:style-name="T8">if (!aListe.hasAccess())</text:span></text:p>
      <text:p text:style-name="P26"><text:s text:c="3"/><text:span text:style-name="T8">{</text:span></text:p>
      <text:p text:style-name="P26"><text:s text:c="6"/>aListe.append(pk);</text:p>
      <text:p text:style-name="P26"><text:s text:c="3"/><text:span text:style-name="T8">}</text:span></text:p>
      <text:p text:style-name="P26">}</text:p>
      <text:p text:style-name="P24"/>
      <text:p text:style-name="P25">b)</text:p>
      <text:p text:style-name="P10">Wähle d<text:span text:style-name="T9">en</text:span> erste<text:span text:style-name="T9">n Kontakt von aListe</text:span> aus.</text:p>
      <text:p text:style-name="P10">Wiederhole, solange ein <text:span text:style-name="T9">Kontakt von aListe</text:span> ausgewählt ist:</text:p>
      <text:p text:style-name="P10"><text:tab/>Falls der <text:span text:style-name="T9">gesuchte</text:span> Nachname alphabetisch vor <text:span text:style-name="T9">d</text:span>em Nachnamen des ausgew. Kontakts liegt:</text:p>
      <text:p text:style-name="P10"><text:tab/><text:tab/>Breche die <text:span text:style-name="T9">Methode</text:span> ab <text:span text:style-name="T9">und gib null zurück.</text:span></text:p>
      <text:p text:style-name="P10"><text:tab/><text:span text:style-name="T9">Falls der gesuchte Nachname dem Nachnamen des ausgewählten Kontakts entspricht:</text:span></text:p>
      <text:p text:style-name="P10"><text:tab/><text:tab/><text:span text:style-name="T9">Breche die Methode ab und gib den ausgewählten Kontakt zurück.</text:span></text:p>
      <text:p text:style-name="P10"><text:tab/>Wähle das nächste Element <text:span text:style-name="T9">von aListe</text:span> aus.</text:p>
      <text:p text:style-name="P10"><text:span text:style-name="T9">Gib null zurück.</text:span><text:tab/></text:p>
      <text:p text:style-name="P10"/>
      <text:p text:style-name="P25"/>
      <text:p text:style-name="P30"><text:soft-page-break/>public Kontakt suchen(String p<text:span text:style-name="T9">N</text:span>ame)</text:p>
      <text:p text:style-name="P26">{</text:p>
      <text:p text:style-name="P26"><text:s text:c="3"/>Kontakt kAkt;</text:p>
      <text:p text:style-name="P26"/>
      <text:p text:style-name="P26"><text:s text:c="3"/>aListe.toFirst();</text:p>
      <text:p text:style-name="P26"><text:s text:c="3"/>while (aListe.hasAccess())</text:p>
      <text:p text:style-name="P26"><text:s text:c="3"/>{</text:p>
      <text:p text:style-name="P26"><text:s text:c="6"/>kAkt = aListe.getContent();</text:p>
      <text:p text:style-name="P26"><text:s text:c="6"/>if (p<text:span text:style-name="T9">N</text:span>ame.compareTo(kAkt.getNachname()) &lt; 0)</text:p>
      <text:p text:style-name="P26"><text:s text:c="6"/>{ </text:p>
      <text:p text:style-name="P26"><text:s text:c="9"/>return null;</text:p>
      <text:p text:style-name="P26"><text:s text:c="6"/>}</text:p>
      <text:p text:style-name="P27"><text:s text:c="6"/>if (p<text:span text:style-name="T9">N</text:span>ame.equals(kAkt.getNachname()))</text:p>
      <text:p text:style-name="P27"><text:s text:c="6"/>{</text:p>
      <text:p text:style-name="P27"><text:s text:c="9"/>return kAkt;</text:p>
      <text:p text:style-name="P27"><text:s text:c="6"/>}</text:p>
      <text:p text:style-name="P27"><text:s text:c="6"/>aListe.next();</text:p>
      <text:p text:style-name="P26"><text:s text:c="3"/>}</text:p>
      <text:p text:style-name="P26"><text:s text:c="3"/>return null;</text:p>
      <text:p text:style-name="P26">}</text:p>
      <text:p text:style-name="P6"/>
      <text:p text:style-name="P12">c)</text:p>
      <text:p text:style-name="P13">Wenn die Liste des Adressbuchs für andere Klassen <text:span text:style-name="T9">öffentlich wäre</text:span>, könnten diese Klassen mithilfe der Methoden der Klasse List an beliebiger Stelle Kontakte einfügen. Das <text:span text:style-name="T7">könnte</text:span> die alphabetische Reihenfolge durcheinanderbringen. <text:span text:style-name="T6">Eine Folge wäre, dass </text:span><text:span text:style-name="T9">weder das alphabetisch sortierte Einfügen noch die</text:span> Such<text:span text:style-name="T9">f</text:span>unktion korrekt funktionier<text:span text:style-name="T9">en würden</text:span>, da diese abbr<text:span text:style-name="T9">echen</text:span>, sobald der gesuchte Name alphabetisch VOR dem aktuellen Namen der Liste liegt. </text:p>
      <text:p text:style-name="P13">Aus diesem Grund sollte die Liste nur von Methoden der Klasse Adressbuch verändert werden.</text:p>
      <text:p text:style-name="P6"/>
      <text:p text:style-name="P6"/>
      <text:p text:style-name="P22">Aufgabe 3</text:p>
      <text:p text:style-name="P14"/>
      <text:p text:style-name="P14">a)</text:p>
      <text:p text:style-name="P15"/>
      <table:table table:name="Tabelle3" table:style-name="Tabelle3">
        <table:table-column table:style-name="Tabelle3.A"/>
        <table:table-column table:style-name="Tabelle3.B" table:number-columns-repeated="5"/>
        <table:table-row table:style-name="TableLine1938015135312">
          <table:table-cell table:style-name="Tabelle3.A1" office:value-type="string">
            <text:p text:style-name="P19">0.</text:p>
          </table:table-cell>
          <table:table-cell table:style-name="Tabelle3.A1" office:value-type="string">
            <text:p text:style-name="P18">Picasso</text:p>
          </table:table-cell>
          <table:table-cell table:style-name="Tabelle3.A1" office:value-type="string">
            <text:p text:style-name="P18">Dalí</text:p>
          </table:table-cell>
          <table:table-cell table:style-name="Tabelle3.A1" office:value-type="string">
            <text:p text:style-name="P18">Kandinsky</text:p>
          </table:table-cell>
          <table:table-cell table:style-name="Tabelle3.A1" office:value-type="string">
            <text:p text:style-name="P18">Cézanne</text:p>
          </table:table-cell>
          <table:table-cell table:style-name="Tabelle3.F1" office:value-type="string">
            <text:p text:style-name="P18">Monet</text:p>
          </table:table-cell>
        </table:table-row>
        <table:table-row table:style-name="TableLine1938015132432">
          <table:table-cell table:style-name="Tabelle3.A2" office:value-type="string">
            <text:p text:style-name="P19">1.</text:p>
          </table:table-cell>
          <table:table-cell table:style-name="Tabelle3.A2" office:value-type="string">
            <text:p text:style-name="P18">Cézanne</text:p>
          </table:table-cell>
          <table:table-cell table:style-name="Tabelle3.A2" office:value-type="string">
            <text:p text:style-name="P18">Picasso</text:p>
          </table:table-cell>
          <table:table-cell table:style-name="Tabelle3.A2" office:value-type="string">
            <text:p text:style-name="P18">Dalí</text:p>
          </table:table-cell>
          <table:table-cell table:style-name="Tabelle3.A2" office:value-type="string">
            <text:p text:style-name="P18">Kandinsky</text:p>
          </table:table-cell>
          <table:table-cell table:style-name="Tabelle3.F2" office:value-type="string">
            <text:p text:style-name="P18">Monet</text:p>
          </table:table-cell>
        </table:table-row>
        <table:table-row table:style-name="TableLine1938015151152">
          <table:table-cell table:style-name="Tabelle3.A2" office:value-type="string">
            <text:p text:style-name="P19">2.</text:p>
          </table:table-cell>
          <table:table-cell table:style-name="Tabelle3.A2" office:value-type="string">
            <text:p text:style-name="P18">Cézanne</text:p>
          </table:table-cell>
          <table:table-cell table:style-name="Tabelle3.A2" office:value-type="string">
            <text:p text:style-name="P18">Dalí</text:p>
          </table:table-cell>
          <table:table-cell table:style-name="Tabelle3.A2" office:value-type="string">
            <text:p text:style-name="P18">Picasso</text:p>
          </table:table-cell>
          <table:table-cell table:style-name="Tabelle3.A2" office:value-type="string">
            <text:p text:style-name="P18">Kandinsky</text:p>
          </table:table-cell>
          <table:table-cell table:style-name="Tabelle3.F2" office:value-type="string">
            <text:p text:style-name="P18">Monet</text:p>
          </table:table-cell>
        </table:table-row>
        <table:table-row table:style-name="TableLine1938015143952">
          <table:table-cell table:style-name="Tabelle3.A2" office:value-type="string">
            <text:p text:style-name="P19">3.</text:p>
          </table:table-cell>
          <table:table-cell table:style-name="Tabelle3.A2" office:value-type="string">
            <text:p text:style-name="P18">Cézanne</text:p>
          </table:table-cell>
          <table:table-cell table:style-name="Tabelle3.A2" office:value-type="string">
            <text:p text:style-name="P18">Dalí</text:p>
          </table:table-cell>
          <table:table-cell table:style-name="Tabelle3.A2" office:value-type="string">
            <text:p text:style-name="P18">Kandinsky</text:p>
          </table:table-cell>
          <table:table-cell table:style-name="Tabelle3.A2" office:value-type="string">
            <text:p text:style-name="P18">Picasso</text:p>
          </table:table-cell>
          <table:table-cell table:style-name="Tabelle3.F2" office:value-type="string">
            <text:p text:style-name="P18">Monet</text:p>
          </table:table-cell>
        </table:table-row>
        <table:table-row table:style-name="TableLine1938015158640">
          <table:table-cell table:style-name="Tabelle3.A2" office:value-type="string">
            <text:p text:style-name="P19">4.</text:p>
          </table:table-cell>
          <table:table-cell table:style-name="Tabelle3.A2" office:value-type="string">
            <text:p text:style-name="P18">Cézanne</text:p>
          </table:table-cell>
          <table:table-cell table:style-name="Tabelle3.A2" office:value-type="string">
            <text:p text:style-name="P18">Dalí</text:p>
          </table:table-cell>
          <table:table-cell table:style-name="Tabelle3.A2" office:value-type="string">
            <text:p text:style-name="P18">Kandinsky</text:p>
          </table:table-cell>
          <table:table-cell table:style-name="Tabelle3.A2" office:value-type="string">
            <text:p text:style-name="P18">Monet</text:p>
          </table:table-cell>
          <table:table-cell table:style-name="Tabelle3.F2" office:value-type="string">
            <text:p text:style-name="P18">Picasso</text:p>
          </table:table-cell>
        </table:table-row>
      </table:table>
      <text:p text:style-name="P7"/>
      <text:p text:style-name="P16">b)</text:p>
      <text:p text:style-name="P16">Der Algorithmus sortiert die Liste alphabetisch nach den Nachnahmen.</text:p>
      <text:p text:style-name="P16">Es wird der Selection Sort angewendet (der jeweils das Minimum in der verbleibenden Liste sucht).</text:p>
      <text:p text:style-name="P16"/>
      <text:p text:style-name="P34">c)</text:p>
      <text:p text:style-name="P34">Die Variable a zählt mit, wie viele Elemente am Anfang der Liste schon richtig einsortiert sind.</text:p>
      <text:p text:style-name="P34">Sie wird dann beim Einfügen des nächsten Minimums benutzt, um die Liste an die richtige Stelle</text:p>
      <text:p text:style-name="P34">„vorzuspulen“.</text:p>
      <text:p text:style-name="P16"/>
      <text:p text:style-name="P8"><draw:frame text:anchor-type="paragraph" draw:z-index="0" draw:name="Form1" draw:style-name="gr1" draw:text-style-name="P35" svg:width="1.795cm" svg:height="0.63cm" svg:x="15.196cm" svg:y="0.418cm"><draw:image xlink:href="Pictures/10000000000000580000001F84D8045FF773DCF2.png" xlink:type="simple" xlink:show="embed" xlink:actuate="onLoad" draw:mime-type="image/png"><text:p/></draw:image></draw:frame></text:p>
      <text:p text:style-name="P23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2">pothmann.de</text:span></text:a><text:span text:style-name="T12">, </text:span><text:span text:style-name="T5">f</text:span>reigegeben unter <text:a xlink:type="simple" xlink:href="https://creativecommons.org/licenses/by-nc-sa/4.0/" text:style-name="Internet_20_link" text:visited-style-name="Visited_20_Internet_20_Link">CC BY-NC-SA 4.0</text:a>, <text:span text:style-name="T13">Oktober 2024</text:span></text:p>
      <text:p text:style-name="P17"><text:span text:style-name="T14">d</text:span>)</text:p>
      <text:p text:style-name="P28">public void sortieren()</text:p>
      <text:p text:style-name="P28">{</text:p>
      <text:p text:style-name="P28"><text:s text:c="3"/>int i, anfang;</text:p>
      <text:p text:style-name="P28"><text:s text:c="3"/>Kontakt kMin, kAkt;</text:p>
      <text:p text:style-name="P28"/>
      <text:p text:style-name="P31"><text:s text:c="3"/>// <text:span text:style-name="T11">anfang gibt an, </text:span><text:span text:style-name="T14">wie viele Elemente schon richtig einsortiert sind</text:span></text:p>
      <text:p text:style-name="P28"><text:s text:c="3"/>anfang = 0;</text:p>
      <text:p text:style-name="P28"><text:s text:c="6"/></text:p>
      <text:p text:style-name="P31"><text:s text:c="3"/>// Die äußere Schleife <text:span text:style-name="T11">wiederholt</text:span> die Suche nach dem Minimum</text:p>
      <text:p text:style-name="P29"><text:s text:c="3"/>aListe.toFirst();</text:p>
      <text:p text:style-name="P29"><text:s text:c="3"/>while (aListe.hasAccess())</text:p>
      <text:p text:style-name="P28"><text:s text:c="3"/>{</text:p>
      <text:p text:style-name="P31"><text:s text:c="6"/>// Die Suche beginnt <text:span text:style-name="T11">nach den schon</text:span> sortierten Kontakte<text:span text:style-name="T11">n.</text:span></text:p>
      <text:p text:style-name="P31"><text:s text:c="6"/>// <text:span text:style-name="T11">A</text:span>m Ende der äußeren Schleife wird bis <text:span text:style-name="T11">dort</text:span> "vorgespult".</text:p>
      <text:p text:style-name="P31"><text:s text:c="6"/>// D<text:span text:style-name="T11">e</text:span>r Kontakt <text:span text:style-name="T11">an dieser Stelle </text:span>wird als Minimum angenommen.</text:p>
      <text:p text:style-name="P28"><text:s text:c="6"/>kMin = aListe.getContent();</text:p>
      <text:p text:style-name="P31"/>
      <text:p text:style-name="P31"><text:s text:c="6"/>// Die restliche Liste wird nach dem Minimum durchsucht.</text:p>
      <text:p text:style-name="P28"><text:s text:c="6"/>aListe.next();</text:p>
      <text:p text:style-name="P28"><text:s text:c="6"/>while (aListe.hasAccess())</text:p>
      <text:p text:style-name="P28"><text:s text:c="6"/>{</text:p>
      <text:p text:style-name="P28"><text:s text:c="9"/>kAkt = aListe.getContent();</text:p>
      <text:p text:style-name="P28"><text:s text:c="9"/>if (kAkt.getNachname().compareTo(kMin.getNachname()) &lt; 0)</text:p>
      <text:p text:style-name="P28"><text:s text:c="9"/>{</text:p>
      <text:p text:style-name="P28"><text:s text:c="12"/>kMin = kAkt;</text:p>
      <text:p text:style-name="P28"><text:s text:c="9"/>}</text:p>
      <text:p text:style-name="P28"><text:s text:c="9"/>aListe.next();</text:p>
      <text:p text:style-name="P28"><text:s text:c="6"/>}</text:p>
      <text:p text:style-name="P28"/>
      <text:p text:style-name="P32"><text:s text:c="6"/>// <text:span text:style-name="T11">D</text:span>as Minimum <text:span text:style-name="T11">wird erneut gesucht </text:span>und aus der Liste entfernt.</text:p>
      <text:p text:style-name="P28"><text:s text:c="6"/>aListe.toFirst();</text:p>
      <text:p text:style-name="P28"><text:s text:c="6"/>while (kMin != aListe.getContent())</text:p>
      <text:p text:style-name="P28"><text:s text:c="6"/>{</text:p>
      <text:p text:style-name="P28"><text:s text:c="9"/>aListe.next();</text:p>
      <text:p text:style-name="P28"><text:s text:c="6"/>}</text:p>
      <text:p text:style-name="P28"><text:s text:c="6"/>aListe.remove();</text:p>
      <text:p text:style-name="P28"/>
      <text:p text:style-name="P31"><text:s text:c="6"/>// <text:span text:style-name="T13">Füge das</text:span> Min<text:span text:style-name="T11">imum</text:span> <text:span text:style-name="T13">an der richtigen Position ein.</text:span></text:p>
      <text:p text:style-name="P28"><text:s text:c="6"/>aListe.toFirst();</text:p>
      <text:p text:style-name="P28"><text:s text:c="6"/>for (i = 0; i &lt; anfang; i++)</text:p>
      <text:p text:style-name="P28"><text:s text:c="6"/>{</text:p>
      <text:p text:style-name="P28"><text:s text:c="9"/>aListe.next();</text:p>
      <text:p text:style-name="P28"><text:s text:c="6"/>}</text:p>
      <text:p text:style-name="P28"><text:s text:c="6"/>if (aListe.hasAccess())</text:p>
      <text:p text:style-name="P28"><text:s text:c="6"/>{</text:p>
      <text:p text:style-name="P28"><text:s text:c="9"/>aListe.insert(kMin);</text:p>
      <text:p text:style-name="P28"><text:s text:c="6"/>}</text:p>
      <text:p text:style-name="P28"><text:s text:c="6"/>else</text:p>
      <text:p text:style-name="P28"><text:s text:c="6"/>{</text:p>
      <text:p text:style-name="P28"><text:s text:c="9"/>aListe.append(kMin);</text:p>
      <text:p text:style-name="P28"><text:s text:c="6"/>}</text:p>
      <text:p text:style-name="P28"><text:s text:c="6"/>// erhöhe <text:span text:style-name="T11">die </text:span><text:span text:style-name="T14">Anzahl der richtig einsortierten Elemente </text:span><text:span text:style-name="T11">um 1</text:span></text:p>
      <text:p text:style-name="P28"><text:s text:c="6"/>anfang++;</text:p>
      <text:p text:style-name="P28"><text:s text:c="3"/>}</text:p>
      <text:p text:style-name="P28">}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18745"/>
    </style:style>
    <style:style style:name="MT2" style:family="text">
      <style:text-properties officeooo:rsid="00898d71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38015135024">
            <table:table-cell table:style-name="Tabelle1.A1" office:value-type="string">
              <text:p text:style-name="MP1"><text:span text:style-name="MT1">Liste </text:span><text:span text:style-name="MT2">Algorithmen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11-01T13:18:28.065000000</dc:date>
    <meta:editing-duration>PT15H22M34S</meta:editing-duration>
    <meta:editing-cycles>101</meta:editing-cycles>
    <meta:generator>LibreOffice/7.3.3.2$Windows_X86_64 LibreOffice_project/d1d0ea68f081ee2800a922cac8f79445e4603348</meta:generator>
    <meta:document-statistic meta:table-count="2" meta:image-count="0" meta:object-count="0" meta:page-count="3" meta:paragraph-count="162" meta:word-count="588" meta:character-count="4419" meta:non-whitespace-character-count="3508"/>
  </office:meta>
</office:document-meta>
</file>